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khan" svg:font-family="Likhan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e26b" officeooo:paragraph-rsid="0002e26b"/>
    </style:style>
    <style:style style:name="P2" style:family="paragraph" style:parent-style-name="Standard">
      <style:text-properties fo:font-size="20pt" officeooo:rsid="0002e26b" officeooo:paragraph-rsid="0002e26b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:</text:p>
      <text:p text:style-name="P2">It is a version control system for tracking changes in computer fi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khan" svg:font-family="Likhan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khan" fo:font-family="Likhan" style:font-style-name="Normal" style:font-pitch="variable" fo:font-size="36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5:31:43.052111022</meta:creation-date>
    <meta:generator>LibreOffice/6.0.7.3$Linux_X86_64 LibreOffice_project/00m0$Build-3</meta:generator>
    <dc:date>2019-10-02T15:35:30.716389822</dc:date>
    <meta:editing-duration>PT3M51S</meta:editing-duration>
    <meta:editing-cycles>1</meta:editing-cycles>
    <meta:document-statistic meta:table-count="0" meta:image-count="0" meta:object-count="0" meta:page-count="1" meta:paragraph-count="2" meta:word-count="13" meta:character-count="74" meta:non-whitespace-character-count="63"/>
  </office:meta>
</office:document-meta>
</file>